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1.29pt"/>
    </style:style>
    <style:style style:name="co2" style:family="table-column">
      <style:table-column-properties fo:break-before="auto" style:column-width="3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40.96pt" fo:break-before="auto" style:use-optimal-row-height="true"/>
    </style:style>
    <style:style style:name="ro3" style:family="table-row">
      <style:table-row-properties style:row-height="27.6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54.2pt" fo:break-before="auto" style:use-optimal-row-height="true"/>
    </style:style>
    <style:style style:name="ro6" style:family="table-row">
      <style:table-row-properties style:row-height="67.4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Database (10)</text:p>
          </table:table-cell>
          <table:table-cell/>
        </table:table-row>
        <table:table-row table:style-name="ro2">
          <table:table-cell table:style-name="ce2" office:value-type="string" calcext:value-type="string">
            <text:p> (DB) Създадена ли да е база от данни на MSSQL Server (таблици за Real estate, rating и comments)?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 (DB) Колоните на таблиците имат ли ограничения и валидации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epositories &amp; services (13)</text:p>
          </table:table-cell>
          <table:table-cell/>
        </table:table-row>
        <table:table-row table:style-name="ro4">
          <table:table-cell table:style-name="ce2" office:value-type="string" calcext:value-type="string">
            <text:p>Използвани ли са Repositories?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 (Repo) Използвани ли са services, с интерфейси и имплементация (Unit of Work също е напълно коректно решение)?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Login/Register (7)</text:p>
          </table:table-cell>
          <table:table-cell/>
        </table:table-row>
        <table:table-row table:style-name="ro5">
          <table:table-cell table:style-name="ce2" office:value-type="string" calcext:value-type="string">
            <text:p> (Authorization) Имплементирана ли е регистрация на потребители в системата с потребителско име, различно от техния e-mail?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 (Authorization) Token-а се взима успешно при предоставени потребителско име, парола и grant_type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l estates service (20)</text:p>
          </table:table-cell>
          <table:table-cell/>
        </table:table-row>
        <table:table-row table:style-name="ro2">
          <table:table-cell table:style-name="ce2" office:value-type="string" calcext:value-type="string">
            <text:p>(RealEstates service) Имплементирано ли е началното поведение на GET '/api/RealEstates' - без допълнителен query string?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style-name="ce2" office:value-type="string" calcext:value-type="string">
            <text:p> (RealEstates service) Имплементирано ли е поведението на GET '/api/RealEstates?skip=S&amp;take=T' - работи ли напълно пейджирането?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 (RealEstates service) Имплементирано ли е поведението на GET '/api/RealEstates/ID' за анонимни потребители?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 (RealEstates service) Имплементирано ли е поведението на GET '/api/RealEstates/ID' за оторизирани потребители?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 (RealEstates service) Имплементирано ли е поведението на POST '/api/RealEstates' за оторизирани потребители?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(RealEstates service) Има ли валидация при добавяне на нов имот, той да може да бъде добавян поне за едно от двете - продажба или наемане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omments service (15)</text:p>
          </table:table-cell>
          <table:table-cell/>
        </table:table-row>
        <table:table-row table:style-name="ro5">
          <table:table-cell table:style-name="ce2" office:value-type="string" calcext:value-type="string">
            <text:p> (Comments service) Имплементирано ли е началното поведение на GET '/api/Comments/ID' за оторизирани потребители - без допълнителен query string?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 (Comments service) Имплементирано ли е поведението на GET '/api/Comments/ID?skip=S&amp;take=T' за оторизирани потребители - работи ли напълно пейджирането?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(Comments service) Имплементирано ли е началното поведение на GET '/api/Comments/ByUser/USERNAME' за оторизирани потребители - без допълнителен query string?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 (Comments service) Имплементирано ли е поведението на GET '/api/Comments/ByUser/USERNAME?skip=S&amp;take=T' за оторизирани потребители - работи ли напълно пейджирането?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 (Comments service) Имплементирано ли е поведението на POST '/api/Comments' за оторизирани потребители?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 (Comments service) Authorize атрибута е поставен на самия контролер, а не на всеки екшън по отделно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ers service (10)</text:p>
          </table:table-cell>
          <table:table-cell/>
        </table:table-row>
        <table:table-row table:style-name="ro5">
          <table:table-cell table:style-name="ce2" office:value-type="string" calcext:value-type="string">
            <text:p>(Users service) Имплементирано ли е началното поведение на GET '/api/Users/USERNAME' за анонимни потребители?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 (Users service) Имплементирано ли е поведението на POST '/api/Users/Rate' за оторизирани потребители?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ce2" office:value-type="string" calcext:value-type="string">
            <text:p> (Users service) Имплементирано ли е поведението на POST '/api/Users/Rate' да не може потребителя да дава сам на себе си рейтинг?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sers info services (5)</text:p>
          </table:table-cell>
          <table:table-cell/>
        </table:table-row>
        <table:table-row table:style-name="ro2">
          <table:table-cell table:style-name="ce2" office:value-type="string" calcext:value-type="string">
            <text:p> (Users WCF) Имплементирана ли е услугата за извличане на top 10 потребители по рейтинг?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2" office:value-type="string" calcext:value-type="string">
            <text:p> (Users WCF) Услугата за извличане на top 10 потребители работи ли на адрес "http://localhost:XXXX/users/top.svc/"?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sting (10)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 (Integration Tests) Написан ли е пълен тест на сървъра за резултата с URI 'api/Comments/ByUser/USERNAME' и анонимен потребител?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igh-quality code (10)</text:p>
          </table:table-cell>
          <table:table-cell/>
        </table:table-row>
        <table:table-row table:style-name="ro3">
          <table:table-cell table:style-name="ce3" office:value-type="string" calcext:value-type="string">
            <text:p> (HQC) Има ли ясна валидация при създаване на RealEstate?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 (HQC) Има ли ясна валидация при създаване на Comment?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 (HQC) Има ли ясна валидация при създаване на Rating?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 (HQC) Изнесени ли са константи и други общи парчета код в отделен общ проект (Common for example)?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 (HQC) Използван ли е IoC контейнер (Ninject, Autofac, etc.)?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 (HQC) Използван ли е AutoMapper за намаляване на boilerplate кода в заявките?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 (HQC) Изтрити ли са MVC related парчетата код от началния Visual Studio темплейт?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 (HQC) Качеството на кода е на високо ниво?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table:number-columns-repeated="2"/>
        </table:table-row>
        <table:table-row table:style-name="ro7">
          <table:table-cell/>
          <table:table-cell table:formula="of:=SUM([.B2:.B48])" office:value-type="float" office:value="72.5" calcext:value-type="float">
            <text:p>72.5</text:p>
          </table:table-cell>
        </table:table-row>
        <table:table-row table:style-name="ro7" table:number-rows-repeated="1048526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0:59:21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38S</meta:editing-duration>
    <meta:editing-cycles>6</meta:editing-cycles>
    <meta:generator>LibreOffice/5.0.2.2$Windows_x86 LibreOffice_project/37b43f919e4de5eeaca9b9755ed688758a8251fe</meta:generator>
    <dc:date>2015-11-24T11:56:02.755000000</dc:date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